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3.556cm" svg:x="6.378cm" svg:y="3.084cm">
          <text:p text:style-name="P1">Cerberus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3.084cm">
          <text:p text:style-name="P1">JAVA 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4.943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096cm" svg:height="3.556cm" svg:x="3.711cm" svg:y="8.418cm">
          <text:p text:style-name="P1">Client Work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477cm" svg:height="3.556cm" svg:x="11.712cm" svg:y="8.418cm">
          <text:p text:style-name="P1">Test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8.37cm" svg:y="8.418cm">
          <text:p text:style-name="P1">Selenium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112cm" svg:height="3.556cm" svg:x="6.124cm" svg:y="14.26cm">
          <text:p text:style-name="P1">Application 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617cm" svg:y="14.26cm">
          <text:p text:style-name="P1">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617cm" svg:y="16.138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6.632cm" svg:y1="8.291cm" svg:x2="7.902cm" svg:y2="6.894cm">
          <text:p/>
        </draw:line>
        <draw:line draw:style-name="gr3" draw:text-style-name="P1" draw:layer="layout" svg:x1="10.442cm" svg:y1="6.894cm" svg:x2="14.252cm" svg:y2="16.8cm">
          <text:p/>
        </draw:line>
        <draw:line draw:style-name="gr3" draw:text-style-name="P1" draw:layer="layout" svg:x1="15.522cm" svg:y1="12.101cm" svg:x2="15.649cm" svg:y2="15.022cm">
          <text:p/>
        </draw:line>
        <draw:line draw:style-name="gr3" draw:text-style-name="P1" draw:layer="layout" svg:x1="12.093cm" svg:y1="6.767cm" svg:x2="13.109cm" svg:y2="8.1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5T23:57:36</meta:creation-date>
    <dc:date>2013-02-06T00:17:10</dc:date>
    <meta:editing-duration>PT4M23S</meta:editing-duration>
    <meta:editing-cycles>2</meta:editing-cycles>
    <meta:generator>LibreOffice/3.6$Linux_x86 LibreOffice_project/360m1$Build-2</meta:generator>
    <meta:document-statistic meta:object-count="13"/>
  </office:meta>
</office:document-meta>
</file>